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4000000D3EBCF5952CAB54D60.png" manifest:media-type="image/png"/>
  <manifest:file-entry manifest:full-path="Pictures/10000001000003B4000000D37C5B282FBF96ABC4.png" manifest:media-type="image/png"/>
  <manifest:file-entry manifest:full-path="Pictures/1000000100000310000000C669CEB50D36D76F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0.556cm" svg:width="17cm" svg:height="4.293cm" draw:z-index="0"><draw:image xlink:href="Pictures/1000000100000310000000C669CEB50D36D76F1B.png" xlink:type="simple" xlink:show="embed" xlink:actuate="onLoad" draw:mime-type="image/png"/></draw:frame><draw:frame draw:style-name="fr1" draw:name="Image2" text:anchor-type="char" svg:x="0cm" svg:y="5.265cm" svg:width="17cm" svg:height="3.784cm" draw:z-index="1"><draw:image xlink:href="Pictures/10000001000003B4000000D37C5B282FBF96ABC4.png" xlink:type="simple" xlink:show="embed" xlink:actuate="onLoad" draw:mime-type="image/png"/></draw:frame><draw:frame draw:style-name="fr1" draw:name="Image3" text:anchor-type="char" svg:x="0.423cm" svg:y="11.509cm" svg:width="17cm" svg:height="3.784cm" draw:z-index="2"><draw:image xlink:href="Pictures/10000001000003B4000000D3EBCF5952CAB54D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20:45:26.929851732</meta:creation-date>
    <dc:date>2024-04-09T20:49:27.086355441</dc:date>
    <meta:editing-duration>PT4M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